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P1" style:family="paragraph" style:parent-style-name="Heading_20_1">
      <style:paragraph-properties fo:margin-left="0cm" fo:margin-right="0cm" fo:margin-top="0cm" fo:margin-bottom="0.247cm" style:contextual-spacing="false" fo:line-height="125%" fo:orphans="2" fo:widows="2" fo:text-indent="0cm" style:auto-text-indent="false" fo:padding-left="0cm" fo:padding-right="0cm" fo:padding-top="0cm" fo:padding-bottom="0.049cm" fo:border-left="none" fo:border-right="none" fo:border-top="none" fo:border-bottom="0.06pt solid #000000"/>
    </style:style>
    <style:style style:name="P2" style:family="paragraph" style:parent-style-name="Heading_20_2">
      <style:paragraph-properties fo:margin-left="0cm" fo:margin-right="0cm"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1f2328" loext:opacity="100%" style:font-name="apple-system" fo:font-size="12pt" fo:letter-spacing="normal" fo:font-style="normal" fo:font-weight="normal"/>
    </style:style>
    <style:style style:name="P3"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5" style:family="paragraph" style:parent-style-name="Text_20_body" style:list-style-name="L2">
      <style:paragraph-properties fo:margin-top="0cm" fo:margin-bottom="0.247cm" style:contextual-spacing="false" fo:orphans="2" fo:widows="2"/>
      <style:text-properties fo:font-variant="normal" fo:text-transform="none" fo:color="#1f2328" loext:opacity="100%" style:font-name="apple-system" fo:font-size="12pt" fo:letter-spacing="normal" fo:font-style="normal" fo:font-weight="normal"/>
    </style:style>
    <style:style style:name="P6" style:family="paragraph" style:parent-style-name="Text_20_body" style:list-style-name="L1">
      <style:paragraph-properties fo:margin-top="0cm" fo:margin-bottom="0.247cm" style:contextual-spacing="false" fo:orphans="2" fo:widows="2"/>
    </style:style>
    <style:style style:name="P7" style:family="paragraph" style:parent-style-name="Text_20_body">
      <style:paragraph-properties fo:margin-left="0cm" fo:margin-right="0cm" fo:margin-top="0cm" fo:margin-bottom="0.247cm" style:contextual-spacing="false" fo:line-height="125%" fo:orphans="2" fo:widows="2" fo:text-indent="0cm" style:auto-text-indent="false" fo:padding-left="0cm" fo:padding-right="0cm" fo:padding-top="0cm" fo:padding-bottom="0.049cm" fo:border-left="none" fo:border-right="none" fo:border-top="none" fo:border-bottom="0.06pt solid #000000"/>
    </style:style>
    <style:style style:name="P8" style:family="paragraph" style:parent-style-name="Text_20_body" style:list-style-name="L3"/>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6"/>
    <style:style style:name="P15" style:family="paragraph" style:parent-style-name="Text_20_body" style:list-style-name="L6">
      <style:paragraph-properties fo:margin-top="0cm" fo:margin-bottom="0cm" style:contextual-spacing="false"/>
    </style:style>
    <style:style style:name="P16" style:family="paragraph" style:parent-style-name="Text_20_body" style:list-style-name="L7"/>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8"/>
    <style:style style:name="P19" style:family="paragraph" style:parent-style-name="Text_20_body" style:list-style-name="L8">
      <style:paragraph-properties fo:margin-top="0cm" fo:margin-bottom="0cm" style:contextual-spacing="false"/>
    </style:style>
    <style:style style:name="P20" style:family="paragraph" style:parent-style-name="Text_20_body" style:list-style-name="L9"/>
    <style:style style:name="P21" style:family="paragraph" style:parent-style-name="Text_20_body" style:list-style-name="L9">
      <style:paragraph-properties fo:margin-top="0cm" fo:margin-bottom="0cm" style:contextual-spacing="false"/>
    </style:style>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1">
      <style:paragraph-properties fo:margin-top="0cm" fo:margin-bottom="0cm" style:contextual-spacing="false"/>
    </style:style>
    <style:style style:name="P25" style:family="paragraph" style:parent-style-name="Text_20_body" style:list-style-name="L12"/>
    <style:style style:name="P26" style:family="paragraph" style:parent-style-name="Text_20_body" style:list-style-name="L12">
      <style:paragraph-properties fo:margin-top="0cm" fo:margin-bottom="0cm" style:contextual-spacing="false"/>
    </style:style>
    <style:style style:name="P27" style:family="paragraph" style:parent-style-name="Text_20_body" style:list-style-name="L13"/>
    <style:style style:name="P28" style:family="paragraph" style:parent-style-name="Text_20_body" style:list-style-name="L13">
      <style:paragraph-properties fo:margin-top="0cm" fo:margin-bottom="0cm" style:contextual-spacing="false"/>
    </style:style>
    <style:style style:name="P29" style:family="paragraph" style:parent-style-name="Text_20_body" style:list-style-name="L14"/>
    <style:style style:name="P30" style:family="paragraph" style:parent-style-name="Text_20_body" style:list-style-name="L14">
      <style:paragraph-properties fo:margin-top="0cm" fo:margin-bottom="0cm" style:contextual-spacing="false"/>
    </style:style>
    <style:style style:name="T1" style:family="text">
      <style:text-properties fo:font-variant="normal" fo:text-transform="none" fo:color="#1f2328" loext:opacity="100%" style:font-name="apple-system" fo:font-size="12pt" fo:letter-spacing="normal" fo:font-style="normal" style:text-underline-style="solid" style:text-underline-width="auto" style:text-underline-color="font-color" fo:font-weight="normal" fo:background-color="transparent" loext:char-shading-value="0"/>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user-content-conclusion" text:anchor-type="page" text:anchor-page-number="1" svg:x="-0.741cm" svg:y="0cm" svg:width="0.741cm" draw:z-index="8">
        <draw:text-box fo:min-height="0.741cm">
          <text:p text:style-name="Text_20_body"/>
        </draw:text-box>
      </draw:frame>
      <draw:frame draw:style-name="fr1" draw:name="user-content-model-development-and-evaluation" text:anchor-type="page" text:anchor-page-number="1" svg:x="-0.741cm" svg:y="0cm" svg:width="0.741cm" draw:z-index="7">
        <draw:text-box fo:min-height="0.741cm">
          <text:p text:style-name="Text_20_body"/>
        </draw:text-box>
      </draw:frame>
      <draw:frame draw:style-name="fr1" draw:name="user-content-feature-engineering" text:anchor-type="page" text:anchor-page-number="1" svg:x="-0.741cm" svg:y="0cm" svg:width="0.741cm" draw:z-index="6">
        <draw:text-box fo:min-height="0.741cm">
          <text:p text:style-name="Text_20_body"/>
        </draw:text-box>
      </draw:frame>
      <draw:frame draw:style-name="fr1" draw:name="user-content-exploratory-data-analysis-eda" text:anchor-type="page" text:anchor-page-number="1" svg:x="-0.741cm" svg:y="0cm" svg:width="0.741cm" draw:z-index="5">
        <draw:text-box fo:min-height="0.741cm">
          <text:p text:style-name="Text_20_body"/>
        </draw:text-box>
      </draw:frame>
      <draw:frame draw:style-name="fr1" draw:name="user-content-importing-dataset" text:anchor-type="page" text:anchor-page-number="1" svg:x="-0.741cm" svg:y="0cm" svg:width="0.741cm" draw:z-index="4">
        <draw:text-box fo:min-height="0.741cm">
          <text:p text:style-name="Text_20_body"/>
        </draw:text-box>
      </draw:frame>
      <draw:frame draw:style-name="fr1" draw:name="user-content-importing-libraries" text:anchor-type="page" text:anchor-page-number="1" svg:x="-0.741cm" svg:y="0cm" svg:width="0.741cm" draw:z-index="3">
        <draw:text-box fo:min-height="0.741cm">
          <text:p text:style-name="Text_20_body"/>
        </draw:text-box>
      </draw:frame>
      <draw:frame draw:style-name="fr1" draw:name="user-content-introduction" text:anchor-type="page" text:anchor-page-number="1" svg:x="-0.741cm" svg:y="0cm" svg:width="0.741cm" draw:z-index="2">
        <draw:text-box fo:min-height="0.741cm">
          <text:p text:style-name="Text_20_body"/>
        </draw:text-box>
      </draw:frame>
      <draw:frame draw:style-name="fr1" draw:name="user-content-table-of-contents" text:anchor-type="page" text:anchor-page-number="1" svg:x="-0.741cm" svg:y="0cm" svg:width="0.741cm" draw:z-index="1">
        <draw:text-box fo:min-height="0.741cm">
          <text:p text:style-name="Text_20_body"/>
        </draw:text-box>
      </draw:frame>
      <draw:frame draw:style-name="fr1" draw:name="user-content-bitcoin-price-prediction-using-machine-learning-in-python" text:anchor-type="page" text:anchor-page-number="1" svg:x="-0.741cm" svg:y="0cm" svg:width="0.741cm" draw:z-index="0">
        <draw:text-box fo:min-height="0.741cm">
          <text:p text:style-name="Text_20_body"/>
        </draw:text-box>
      </draw:frame>
      <text:h text:style-name="P1" text:outline-level="1">Documentation for Flight Fare Prediction</text:h>
      <text:h text:style-name="Heading_20_2" text:outline-level="2">Overview</text:h>
      <text:p text:style-name="Text_20_body">This document provides a detailed description of the machine learning model developed to predict flight fares based on various features. The model is designed to help users estimate the cost of flights based on historical data and various flight attributes.</text:p>
      <text:h text:style-name="Heading_20_2" text:outline-level="2">Dataset Description</text:h>
      <text:p text:style-name="Text_20_body">The dataset used for training and evaluating the model includes the following columns:</text:p>
      <text:list xml:id="list1265226671" text:style-name="L3">
        <text:list-item>
          <text:p text:style-name="P8"><text:span text:style-name="Strong_20_Emphasis">Airline</text:span>: The airline operating the flight.</text:p>
          <text:list>
            <text:list-item>
              <text:p text:style-name="P9"><text:span text:style-name="Strong_20_Emphasis">Type</text:span>: Categorical</text:p>
            </text:list-item>
            <text:list-item>
              <text:p text:style-name="P9"><text:span text:style-name="Strong_20_Emphasis">Example Values</text:span>: 'Air India', 'SpiceJet', 'IndiGo'</text:p>
            </text:list-item>
          </text:list>
        </text:list-item>
        <text:list-item>
          <text:p text:style-name="P8"><text:span text:style-name="Strong_20_Emphasis">Date_of_Journey</text:span>: The date on which the flight is scheduled.</text:p>
          <text:list>
            <text:list-item>
              <text:p text:style-name="P9"><text:span text:style-name="Strong_20_Emphasis">Type</text:span>: Date</text:p>
            </text:list-item>
            <text:list-item>
              <text:p text:style-name="P9"><text:span text:style-name="Strong_20_Emphasis">Example Values</text:span>: '2024-08-21'</text:p>
            </text:list-item>
          </text:list>
        </text:list-item>
        <text:list-item>
          <text:p text:style-name="P8"><text:span text:style-name="Strong_20_Emphasis">Source</text:span>: The city or airport from which the flight departs.</text:p>
          <text:list>
            <text:list-item>
              <text:p text:style-name="P9"><text:span text:style-name="Strong_20_Emphasis">Type</text:span>: Categorical</text:p>
            </text:list-item>
            <text:list-item>
              <text:p text:style-name="P9"><text:span text:style-name="Strong_20_Emphasis">Example Values</text:span>: 'Delhi', 'Mumbai', 'Kolkata'</text:p>
            </text:list-item>
          </text:list>
        </text:list-item>
        <text:list-item>
          <text:p text:style-name="P8"><text:span text:style-name="Strong_20_Emphasis">Destination</text:span>: The city or airport to which the flight is heading.</text:p>
          <text:list>
            <text:list-item>
              <text:p text:style-name="P9"><text:span text:style-name="Strong_20_Emphasis">Type</text:span>: Categorical</text:p>
            </text:list-item>
            <text:list-item>
              <text:p text:style-name="P9"><text:span text:style-name="Strong_20_Emphasis">Example Values</text:span>: 'Bengaluru', 'Chennai', 'Hyderabad'</text:p>
            </text:list-item>
          </text:list>
        </text:list-item>
        <text:list-item>
          <text:p text:style-name="P8"><text:span text:style-name="Strong_20_Emphasis">Route</text:span>: The path of the flight, including all intermediate stops.</text:p>
          <text:list>
            <text:list-item>
              <text:p text:style-name="P9"><text:span text:style-name="Strong_20_Emphasis">Type</text:span>: Categorical (or list of categorical values)</text:p>
            </text:list-item>
            <text:list-item>
              <text:p text:style-name="P9"><text:span text:style-name="Strong_20_Emphasis">Example Values</text:span>: 'Delhi → Mumbai → Bengaluru'</text:p>
            </text:list-item>
          </text:list>
        </text:list-item>
        <text:list-item>
          <text:p text:style-name="P8"><text:span text:style-name="Strong_20_Emphasis">Dep_Time</text:span>: Departure time of the flight.</text:p>
          <text:list>
            <text:list-item>
              <text:p text:style-name="P9"><text:span text:style-name="Strong_20_Emphasis">Type</text:span>: Time</text:p>
            </text:list-item>
            <text:list-item>
              <text:p text:style-name="P9"><text:span text:style-name="Strong_20_Emphasis">Example Values</text:span>: '06:00', '22:30'</text:p>
            </text:list-item>
          </text:list>
        </text:list-item>
        <text:list-item>
          <text:p text:style-name="P8"><text:span text:style-name="Strong_20_Emphasis">Arrival_Time</text:span>: Arrival time of the flight.</text:p>
          <text:list>
            <text:list-item>
              <text:p text:style-name="P9"><text:span text:style-name="Strong_20_Emphasis">Type</text:span>: Time</text:p>
            </text:list-item>
            <text:list-item>
              <text:p text:style-name="P9"><text:span text:style-name="Strong_20_Emphasis">Example Values</text:span>: '08:30', '00:15'</text:p>
            </text:list-item>
          </text:list>
        </text:list-item>
        <text:list-item>
          <text:p text:style-name="P8"><text:span text:style-name="Strong_20_Emphasis">Duration</text:span>: Duration of the flight.</text:p>
          <text:list>
            <text:list-item>
              <text:p text:style-name="P9"><text:span text:style-name="Strong_20_Emphasis">Type</text:span>: Duration</text:p>
            </text:list-item>
            <text:list-item>
              <text:p text:style-name="P9"><text:span text:style-name="Strong_20_Emphasis">Example Values</text:span>: '2h 30m', '4h 15m'</text:p>
            </text:list-item>
          </text:list>
        </text:list-item>
        <text:list-item>
          <text:p text:style-name="P8"><text:span text:style-name="Strong_20_Emphasis">Total_Stops</text:span>: Number of stops in the flight route.</text:p>
          <text:list>
            <text:list-item>
              <text:p text:style-name="P9"><text:span text:style-name="Strong_20_Emphasis">Type</text:span>: Numeric</text:p>
            </text:list-item>
            <text:list-item>
              <text:p text:style-name="P9"><text:span text:style-name="Strong_20_Emphasis">Example Values</text:span>: 0, 1, 2</text:p>
            </text:list-item>
          </text:list>
        </text:list-item>
        <text:list-item>
          <text:p text:style-name="P8"><text:span text:style-name="Strong_20_Emphasis">Additional_Info</text:span>: Any extra information about the flight, such as meal options or baggage policies.</text:p>
          <text:list>
            <text:list-item>
              <text:p text:style-name="P9"><text:soft-page-break/><text:span text:style-name="Strong_20_Emphasis">Type</text:span>: Categorical or Text</text:p>
            </text:list-item>
            <text:list-item>
              <text:p text:style-name="P9"><text:span text:style-name="Strong_20_Emphasis">Example Values</text:span>: 'No meal', 'Free WiFi', 'Business class'</text:p>
            </text:list-item>
          </text:list>
        </text:list-item>
        <text:list-item>
          <text:p text:style-name="P8"><text:span text:style-name="Strong_20_Emphasis">Price</text:span>: The fare of the flight.</text:p>
          <text:list>
            <text:list-item>
              <text:p text:style-name="P9"><text:span text:style-name="Strong_20_Emphasis">Type</text:span>: Numeric (target variable)</text:p>
            </text:list-item>
            <text:list-item>
              <text:p text:style-name="P8"><text:span text:style-name="Strong_20_Emphasis">Example Values</text:span>: 5000, 12000</text:p>
            </text:list-item>
          </text:list>
        </text:list-item>
      </text:list>
      <text:h text:style-name="Heading_20_2" text:outline-level="2">Data Preprocessing</text:h>
      <text:h text:style-name="Heading_20_3" text:outline-level="3">1. Data Cleaning</text:h>
      <text:list xml:id="list85543931" text:style-name="L4">
        <text:list-item>
          <text:p text:style-name="P11"><text:span text:style-name="Strong_20_Emphasis">Handling Missing Values</text:span>: Impute or remove missing values as appropriate.</text:p>
        </text:list-item>
        <text:list-item>
          <text:p text:style-name="P11"><text:span text:style-name="Strong_20_Emphasis">Removing Duplicates</text:span>: Ensure there are no duplicate records.</text:p>
        </text:list-item>
        <text:list-item>
          <text:p text:style-name="P10"><text:span text:style-name="Strong_20_Emphasis">Outlier Detection</text:span>: Identify and handle outliers in numerical features.</text:p>
        </text:list-item>
      </text:list>
      <text:h text:style-name="Heading_20_3" text:outline-level="3">2. Feature Engineering</text:h>
      <text:list xml:id="list2465362269" text:style-name="L5">
        <text:list-item>
          <text:p text:style-name="P13"><text:span text:style-name="Strong_20_Emphasis">Date_of_Journey</text:span>: Extract features such as the day of the week, month, and whether it is a weekend or holiday.</text:p>
        </text:list-item>
        <text:list-item>
          <text:p text:style-name="P13"><text:span text:style-name="Strong_20_Emphasis">Dep_Time &amp; Arrival_Time</text:span>: Extract features like the hour of the day and whether the flight is during peak hours.</text:p>
        </text:list-item>
        <text:list-item>
          <text:p text:style-name="P13"><text:span text:style-name="Strong_20_Emphasis">Duration</text:span>: Convert duration into a numerical format (e.g., total minutes).</text:p>
        </text:list-item>
        <text:list-item>
          <text:p text:style-name="P13"><text:span text:style-name="Strong_20_Emphasis">Route</text:span>: Convert route into a set of binary features for each possible stopover.</text:p>
        </text:list-item>
        <text:list-item>
          <text:p text:style-name="P12"><text:span text:style-name="Strong_20_Emphasis">Additional_Info</text:span>: Convert categorical information into dummy variables or embeddings if needed.</text:p>
        </text:list-item>
      </text:list>
      <text:h text:style-name="Heading_20_3" text:outline-level="3">3. Encoding Categorical Variables</text:h>
      <text:list xml:id="list245961192" text:style-name="L6">
        <text:list-item>
          <text:p text:style-name="P15"><text:span text:style-name="Strong_20_Emphasis">Label Encoding</text:span>: Apply for ordinal features.</text:p>
        </text:list-item>
        <text:list-item>
          <text:p text:style-name="P15"><text:span text:style-name="Strong_20_Emphasis">One-Hot Encoding</text:span>: Apply for nominal features.</text:p>
        </text:list-item>
        <text:list-item>
          <text:p text:style-name="P14"><text:span text:style-name="Strong_20_Emphasis">Frequency Encoding</text:span>: Encode based on the frequency of each category.</text:p>
        </text:list-item>
      </text:list>
      <text:h text:style-name="Heading_20_3" text:outline-level="3">4. Feature Scaling</text:h>
      <text:list xml:id="list1990305887" text:style-name="L7">
        <text:list-item>
          <text:p text:style-name="P17"><text:span text:style-name="Strong_20_Emphasis">Normalization</text:span>: Scale features to a range (e.g., 0 to 1) if needed.</text:p>
        </text:list-item>
        <text:list-item>
          <text:p text:style-name="P16"><text:span text:style-name="Strong_20_Emphasis">Standardization</text:span>: Apply standard scaling to features with different units.</text:p>
        </text:list-item>
      </text:list>
      <text:h text:style-name="Heading_20_2" text:outline-level="2">Model Selection</text:h>
      <text:h text:style-name="Heading_20_3" text:outline-level="3">1. Model Types</text:h>
      <text:list xml:id="list117685772" text:style-name="L8">
        <text:list-item>
          <text:p text:style-name="P19"><text:span text:style-name="Strong_20_Emphasis">Linear Regression</text:span>: Baseline model to predict continuous values.</text:p>
        </text:list-item>
        <text:list-item>
          <text:p text:style-name="P19"><text:span text:style-name="Strong_20_Emphasis">Decision Trees/Random Forest</text:span>: To capture non-linear relationships.</text:p>
        </text:list-item>
        <text:list-item>
          <text:p text:style-name="P19"><text:span text:style-name="Strong_20_Emphasis">Gradient Boosting Machines (GBM)</text:span>: For better performance through ensemble methods.</text:p>
        </text:list-item>
        <text:list-item>
          <text:p text:style-name="P18"><text:span text:style-name="Strong_20_Emphasis">Neural Networks</text:span>: For capturing complex patterns if dataset size justifies it.</text:p>
        </text:list-item>
      </text:list>
      <text:h text:style-name="Heading_20_3" text:outline-level="3">2. Hyperparameter Tuning</text:h>
      <text:list xml:id="list2829380856" text:style-name="L9">
        <text:list-item>
          <text:p text:style-name="P21"><text:span text:style-name="Strong_20_Emphasis">Grid Search</text:span>: Systematic approach to find optimal hyperparameters.</text:p>
        </text:list-item>
        <text:list-item>
          <text:p text:style-name="P20"><text:span text:style-name="Strong_20_Emphasis">Random Search</text:span>: Random sampling of hyperparameters for efficiency.</text:p>
        </text:list-item>
      </text:list>
      <text:h text:style-name="Heading_20_3" text:outline-level="3"><text:soft-page-break/>3. Cross-Validation</text:h>
      <text:list xml:id="list710907530" text:style-name="L10">
        <text:list-item>
          <text:p text:style-name="P22"><text:span text:style-name="Strong_20_Emphasis">K-Fold Cross-Validation</text:span>: To ensure model generalization and avoid overfitting.</text:p>
        </text:list-item>
      </text:list>
      <text:h text:style-name="Heading_20_2" text:outline-level="2">Model Evaluation</text:h>
      <text:h text:style-name="Heading_20_3" text:outline-level="3">1. Metrics</text:h>
      <text:list xml:id="list1841773196" text:style-name="L11">
        <text:list-item>
          <text:p text:style-name="P24"><text:span text:style-name="Strong_20_Emphasis">Mean Absolute Error (MAE)</text:span>: Measures average error magnitude.</text:p>
        </text:list-item>
        <text:list-item>
          <text:p text:style-name="P24"><text:span text:style-name="Strong_20_Emphasis">Mean Squared Error (MSE)</text:span>: Measures average squared error.</text:p>
        </text:list-item>
        <text:list-item>
          <text:p text:style-name="P24"><text:span text:style-name="Strong_20_Emphasis">Root Mean Squared Error (RMSE)</text:span>: Square root of MSE, to interpret error in the same unit as target variable.</text:p>
        </text:list-item>
        <text:list-item>
          <text:p text:style-name="P23"><text:span text:style-name="Strong_20_Emphasis">R² Score</text:span>: Indicates how well the model explains the variability of the target variable.</text:p>
        </text:list-item>
      </text:list>
      <text:h text:style-name="Heading_20_3" text:outline-level="3">2. Performance Analysis</text:h>
      <text:list xml:id="list1135173545" text:style-name="L12">
        <text:list-item>
          <text:p text:style-name="P26"><text:span text:style-name="Strong_20_Emphasis">Residual Analysis</text:span>: Examine residual plots to detect patterns.</text:p>
        </text:list-item>
        <text:list-item>
          <text:p text:style-name="P25"><text:span text:style-name="Strong_20_Emphasis">Error Distribution</text:span>: Analyze distribution of errors to understand model performance.</text:p>
        </text:list-item>
      </text:list>
      <text:h text:style-name="Heading_20_2" text:outline-level="2">Deployment</text:h>
      <text:h text:style-name="Heading_20_3" text:outline-level="3">1. Model Integration</text:h>
      <text:list xml:id="list147271880" text:style-name="L13">
        <text:list-item>
          <text:p text:style-name="P28"><text:span text:style-name="Strong_20_Emphasis">API Development</text:span>: Create an API endpoint for the model predictions.</text:p>
        </text:list-item>
        <text:list-item>
          <text:p text:style-name="P27"><text:span text:style-name="Strong_20_Emphasis">User Interface</text:span>: Develop an interface for users to input flight details and receive fare predictions.</text:p>
        </text:list-item>
      </text:list>
      <text:h text:style-name="Heading_20_3" text:outline-level="3">2. Monitoring</text:h>
      <text:list xml:id="list1612075906" text:style-name="L14">
        <text:list-item>
          <text:p text:style-name="P30"><text:span text:style-name="Strong_20_Emphasis">Performance Tracking</text:span>: Continuously monitor model performance and retrain as necessary.</text:p>
        </text:list-item>
        <text:list-item>
          <text:p text:style-name="P29"><text:span text:style-name="Strong_20_Emphasis">Feedback Loop</text:span>: Incorporate user feedback to improve the model.</text:p>
        </text:list-item>
      </text:list>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1T19:59:34.315763551</meta:creation-date>
    <dc:date>2024-08-21T20:13:05.026688368</dc:date>
    <meta:editing-duration>PT3M20S</meta:editing-duration>
    <meta:editing-cycles>2</meta:editing-cycles>
    <meta:generator>LibreOffice/7.3.7.2$Linux_X86_64 LibreOffice_project/30$Build-2</meta:generator>
    <meta:document-statistic meta:table-count="0" meta:image-count="0" meta:object-count="0" meta:page-count="3" meta:paragraph-count="83" meta:word-count="656" meta:character-count="4192" meta:non-whitespace-character-count="3683"/>
  </office:meta>
</office:document-meta>
</file>